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44f94" officeooo:paragraph-rsid="0000fe44"/>
    </style:style>
    <style:style style:name="P2" style:family="paragraph" style:parent-style-name="Standard">
      <style:text-properties officeooo:rsid="002f22be" officeooo:paragraph-rsid="0000fe44"/>
    </style:style>
    <style:style style:name="P3" style:family="paragraph" style:parent-style-name="Standard">
      <style:text-properties officeooo:rsid="0030dee2" officeooo:paragraph-rsid="0000fe44"/>
    </style:style>
    <style:style style:name="P4" style:family="paragraph" style:parent-style-name="Standard">
      <style:text-properties officeooo:rsid="0031adbc" officeooo:paragraph-rsid="0000fe44"/>
    </style:style>
    <style:style style:name="P5" style:family="paragraph" style:parent-style-name="Standard">
      <style:text-properties style:font-name="Liberation Serif" fo:font-style="italic" officeooo:rsid="0031c13f" officeooo:paragraph-rsid="0000fe44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328b72" officeooo:paragraph-rsid="0000fe44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335eda" officeooo:paragraph-rsid="0000fe44" style:font-style-asian="italic" style:font-style-complex="italic"/>
    </style:style>
    <style:style style:name="P8" style:family="paragraph" style:parent-style-name="Standard">
      <style:text-properties officeooo:rsid="0031c13f" officeooo:paragraph-rsid="0000fe44"/>
    </style:style>
    <style:style style:name="P9" style:family="paragraph" style:parent-style-name="Standard">
      <style:text-properties officeooo:rsid="00328b72" officeooo:paragraph-rsid="0000fe44"/>
    </style:style>
    <style:style style:name="P10" style:family="paragraph" style:parent-style-name="Standard">
      <style:text-properties officeooo:rsid="00335eda" officeooo:paragraph-rsid="0000fe44"/>
    </style:style>
    <style:style style:name="P11" style:family="paragraph" style:parent-style-name="Heading_20_2">
      <style:paragraph-properties fo:text-align="center" style:justify-single-word="false"/>
      <style:text-properties officeooo:rsid="002f22be" officeooo:paragraph-rsid="0000fe44"/>
    </style:style>
    <style:style style:name="T1" style:family="text">
      <style:text-properties officeooo:rsid="0350031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3500d8d"/>
    </style:style>
    <style:style style:name="T4" style:family="text">
      <style:text-properties officeooo:rsid="0031adbc"/>
    </style:style>
    <style:style style:name="T5" style:family="text">
      <style:text-properties officeooo:rsid="00328b72"/>
    </style:style>
    <style:style style:name="T6" style:family="text">
      <style:text-properties officeooo:rsid="013da72c"/>
    </style:style>
    <style:style style:name="T7" style:family="text">
      <style:text-properties officeooo:rsid="004a5f44"/>
    </style:style>
    <style:style style:name="T8" style:family="text">
      <style:text-properties officeooo:rsid="019c5998"/>
    </style:style>
    <style:style style:name="T9" style:family="text">
      <style:text-properties officeooo:rsid="00335e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p text:style-name="P2">Несмотря на то, что Света училась на биофаке, в общаге она жила на пятом этаже. </text:p>
      <text:p text:style-name="P2">В ходе одного из визитов <text:span text:style-name="T1">с пятого </text:span>на третий, её покорила моя сдержанность.</text:p>
      <text:p text:style-name="P2">Я как раз вернулся с провожания Иры в подъезд её дома и мне сказали, что в 74-й на столе есть куриный суп.</text:p>
      <text:p text:style-name="P2">Одно из преимуществ студенческой столовой в том, что после неё ты в любое время суток найдёшь в себе место для куриного супа.</text:p>
      <text:p text:style-name="P3">Я зашёл, включил свет. На одной из коек лежала девушка не делавшая тайны из того, что кроме простыни на ней ничего нет. </text:p>
      <text:p text:style-name="P3">На столе стояла кастрюля, а при ней пара ложек. Под крышкой оказался суп — порции две. Остывший, но куриный.</text:p>
      <text:p text:style-name="P3">Я обтёр ложку, сел на свободную койку и начал есть. </text:p>
      <text:p text:style-name="P3">Девушка с простынёй запротестовала, что свет мешает ей уснуть.</text:p>
      <text:p text:style-name="P3">Выключив свет, я распахнул дверь, поскольку есть суп в темноте неудобно и доел его в отсветах от коридорного светильника. Вкусный суп, мне понравился, хоть и остывший. </text:p>
      <text:p text:style-name="P3">И я ушёл.</text:p>
      <text:p text:style-name="P3"><text:span text:style-name="T2"><text:tab/><text:tab/><text:tab/>Чем меньше женщину мы любим, тем больше нравимся мы ей..</text:span>.</text:p>
      <text:p text:style-name="P3"/>
      <text:p text:style-name="P3">Зализывать раны после мук с Ирой я подымался на пятый этаж. Света просто создана для этого.</text:p>
      <text:p text:style-name="P3">Небольшого роста, в мальчишеской стрижке, с грудями от «Playboy». </text:p>
      <text:p text:style-name="P3">Она была хороша по всякому, но фирменное её достоинство это — минет. </text:p>
      <text:p text:style-name="P3">А ещё она буквально теряла голову от прикосновения к её соскам. </text:p>
      <text:p text:style-name="P3">Счастливый дар природы — и ей хорошо и тебе тоже.</text:p>
      <text:p text:style-name="P3"/>
      <text:p text:style-name="P3"><text:span text:style-name="T3">Помимо </text:span><text:s/>физиологических проблем — советской школ<text:span text:style-name="T3">ы </text:span>— у меня с Ирой порою возникали непримиримые идеологические разногласия.</text:p>
      <text:p text:style-name="P3">В институте устроили субботник. Наш курс в Графском парке сгребал опавшие листья в большущие кучи и мы с Игорем Рекуном их поджигали.</text:p>
      <text:p text:style-name="P3">После перевода «Челюстей» я знал, что сжигание листьев на открытом воздухе это преступление против земной атмосферы; там есть эпизод на эту тему, но разве тут что-то докажешь?</text:p>
      <text:p text:style-name="P3">- Сергей, не ломайся! Все так делают. Мы не в Америке.</text:p>
      <text:p text:style-name="P3">С волками жить — по волчьи выть. Когда Графский парк утонул в белом дыме, мы разошлись.</text:p>
      <text:p text:style-name="P3">Возле Старого корпуса я увидел девушку в спортивке. Она меня сразу чем-то п<text:span text:style-name="T4">ри</text:span>влекла.</text:p>
      <text:p text:style-name="P3">Даже не знаю чем. <text:span text:style-name="T4">Широкая белая косынка на шее, в большой чёрный горошек, это понятно. Но не только ведь этим. И не кедами же. </text:span></text:p>
      <text:p text:style-name="P4">Подхожу ближе — ё-моё! — так это же Ира!</text:p>
      <text:p text:style-name="P4">И я до того расчувствовался, что сразу рассказал, как только что в неё заново влюбился.</text:p>
      <text:p text:style-name="P4">- Ты не знал, что это я и — влюбился?</text:p>
      <text:p text:style-name="P4">- Да! Представляешь?</text:p>
      <text:p text:style-name="P4">- Как ты мог!</text:p>
      <text:p text:style-name="P4">- Так в тебя же...</text:p>
      <text:p text:style-name="P4">- Ты не знал, что это я!</text:p>
      <text:p text:style-name="P4">- Да пойми же, раз это оказалась ты, значит у меня нет шансов полюбить другую. Могу только тебя.</text:p>
      <text:p text:style-name="P4">- Раз ты только что не меня полюбил, то сможешь и ещё!</text:p>
      <text:p text:style-name="P4">- Кого ещё? Разве не ясно, что других как ты нет?</text:p>
      <text:p text:style-name="P4">- Ты ничего не понимаешь!</text:p>
      <text:p text:style-name="P4"><text:soft-page-break/>- Хорошо. Так мне в тебя влюбляться нельзя?</text:p>
      <text:p text:style-name="P4">- Нет!</text:p>
      <text:p text:style-name="P4">- Никогда?</text:p>
      <text:p text:style-name="P4">- Нет!</text:p>
      <text:p text:style-name="P4">Замкнутый круг. Люби меня, <text:span text:style-name="T5">но</text:span> не влюбля<text:span text:style-name="T5">йся</text:span>.</text:p>
      <text:p text:style-name="P4">А она хороша в спортивке, так классно движется...</text:p>
      <text:p text:style-name="P4"/>
      <text:p text:style-name="P5"><text:span text:style-name="T6">(...п</text:span>ри всех потугах выпятить себя как некую помесь записного Казановы с утончённым аристократом духа, я, в сущности, являюсь классическим примером лоха.</text:p>
      <text:p text:style-name="P5">Почему? Слишком простодушен и чересчур падок на новизну...<text:span text:style-name="T6">)</text:span></text:p>
      <text:p text:style-name="P5"/>
      <text:p text:style-name="P8">Стоило услыхать от Илюши Липеса незнакомое слово «волы», и я увязался за ним как цуцик.</text:p>
      <text:p text:style-name="P8">- Ну, что? Пойдёшь к волам?</text:p>
      <text:p text:style-name="P8">«Волы» мне представлялись чем-то, типа, <text:span text:style-name="T7">бесплатных</text:span> гетер <text:span text:style-name="T7">без комплексов</text:span>, а оказались те <text:s/>же девушки, каких и в общаге вáлом. А у одно<text:span text:style-name="T5">й</text:span> из волиц день рождения.</text:p>
      <text:p text:style-name="P9">И вот теперь эта полутёмная большая комната в доме древней застройки и мы в ней общим кругом, типа, веселимся, типа, танцуем быстрый. </text:p>
      <text:p text:style-name="P9">Оно мне надо?</text:p>
      <text:p text:style-name="P9">Потом лягу с какой-нибудь на одну из двух кроватей, она меня будет потчевать открытым верхом, закрытым низом и говорить:</text:p>
      <text:p text:style-name="P9">- Не мучай ни меня, ни себя.</text:p>
      <text:p text:style-name="P9">От этой тоски воловьей вышел я в коридор и позвонил Ире, ещё раз объясниться, что я её люблю. </text:p>
      <text:p text:style-name="P9">Лох-сентименталист.</text:p>
      <text:p text:style-name="P9">А она сразу:</text:p>
      <text:p text:style-name="P9">- Это что там за музыка? Ты где?</text:p>
      <text:p text:style-name="P9">Обычно я ей из будки в вестибюле общаги звоню. Та почти звуконепроницаемая — в застеклённ<text:span text:style-name="T8">ом</text:span> отсек<text:span text:style-name="T8">е</text:span> тамбура. </text:p>
      <text:p text:style-name="P9">По полчаса говорим. Совершенно ни о чём. Просто <text:s/>люблю слушать её голос. </text:p>
      <text:p text:style-name="P9">Она там слово скажет, а я тут умлеваю.</text:p>
      <text:p text:style-name="P9">- Да, так, в одном месте, потом скажу, не телефонный разговор. Я люблю тебя. Пока.</text:p>
      <text:p text:style-name="P6"/>
      <text:p text:style-name="P6"><text:span text:style-name="T6">(...т</text:span>огда все знали, что телефоны прослушиваются, так что фраза «не телефонный разговор» исключала дальнейшие расспросы...<text:span text:style-name="T6">)</text:span></text:p>
      <text:p text:style-name="P6"/>
      <text:p text:style-name="P9">Ну, а потом пришлось гнать парашу, будто в Нежин заехал знакомый наркодилер, попросил проводить его на блат-хату, от которой у него адрес имелся, так что музыка звучала по поводу высокого гостя, а я сразу же и ушёл.</text:p>
      <text:p text:style-name="P9">Такое наплёл, что и на уши не налезет. Надо очень захотеть, чтоб такому поверить. </text:p>
      <text:p text:style-name="P9">Хотя, может, и поверила после тех икон.</text:p>
      <text:p text:style-name="P9">Ах, да, иконы...</text:p>
      <text:p text:style-name="P9"/>
      <text:p text:style-name="P9">Мне сказали меня Вирич к себе зовёт, я и пошёл. </text:p>
      <text:p text:style-name="P9">Он на зимних каникулах отдыхал в Карпатах и вместе с лыжами одну ногу поломал, потому сам не ходит — загипсованный.</text:p>
      <text:p text:style-name="P9">Он с женой-студенткой в городе на квартире <text:span text:style-name="T9">жил</text:span>. </text:p>
      <text:p text:style-name="P10">Когда она на кухню вышла, Вирич и завёл свой монолог про грязную длинную руку сионизма, что тянется за нашим культурным достоянием и духовным наследием.</text:p>
      <text:p text:style-name="P10">Это всё к тому, что у Илюши Липеса в общаге под кроватью в портфеле три, не то четыре православные иконы. Где-то сельскую церковь бомбанули, а он теперь хочет их толкнуть как редкий антиквариат. Разве такое можно допустить?</text:p>
      <text:p text:style-name="P10">Если б не гипс, Вирич не допустил бы, чтоб наши святыни...</text:p>
      <text:p text:style-name="P10"><text:soft-page-break/>Короче, могу я бомбануть их обратно и восстановить историческую справедливость?</text:p>
      <text:p text:style-name="P10"/>
      <text:p text:style-name="P7"><text:span text:style-name="T6">(...н</text:span>асчёт разности религиозных конфессий это он зря старался. </text:p>
      <text:p text:style-name="P7">В Зевса, или там Посейдона, я б ещё мог поверить, а все теперешние боги у меня особых симпатий не вызывают; но что характерно — в атеизм я тоже не верю.</text:p>
      <text:p text:style-name="P7">А вот с просьбой бомбануть, это он по адресу. Нет проблем. Мне ведь что скажут, я и делаю...<text:span text:style-name="T6">)</text:span></text:p>
      <text:p text:style-name="P7"/>
      <text:p text:style-name="P10">Дождался когда все утром на занятия уйдут. Ногой в запертую дверь саданул — замок сразу выскочил. </text:p>
      <text:p text:style-name="P10">Всё точно: под койкой портфель, в портфеле иконы. </text:p>
      <text:p text:style-name="P10">Вот у них нюх у этих сербов, даже в третьем поколении.</text:p>
      <text:p text:style-name="P10">Портфель я оставил, а иконы вынес в отсек умывальника. Примерно такие, как у бабы Кати висела, только доски побольше.</text:p>
      <text:p text:style-name="P10">А <text:span text:style-name="T8">в умывальнике</text:span> меня уже чёрный дипломат дожидался, куда я их <text:s text:c="2"/>аккуратной стопочкой сложил. И тут прочувствовал справедливость поговорки «курей воровал».</text:p>
      <text:p text:style-name="P10">- Чё это у тебя руки так дрожат? Курей воровал, что ли?</text:p>
      <text:p text:style-name="P10">Пальцы просто ходуном ходили в неудержимом треморе. </text:p>
      <text:p text:style-name="P10">Но не такая дрожь, как после того перевертухеса в УАЗе. Та была напряжённо мелкая, а эта крупно так бьёт. </text:p>
      <text:p text:style-name="P10">Вот до чего святотатство-то доводит.</text:p>
      <text:p text:style-name="P1">За отпечатки я не переживал. Илюша же не пойдёт в уголовный розыск:</text:p>
      <text:p text:style-name="P1">- Снимите, пожалуйста, отпечатки с моего портфеля, где я держал иконы из ограбленного храма.</text:p>
      <text:p text:style-name="P1">Однако, и сразу к Виричу тащить добычу неправильно. Попросил Иру пару дней подержать дипломат у себя дома, только не заглядывать. Она как раз болела.</text:p>
      <text:p text:style-name="P1">Потом, как, примерный студент, <text:span text:style-name="T6">я ещё и </text:span>на занятия сходил; а после столовой подымаюсь на третий этаж — там шум стоит. В комнате Липеса дверь сломали! </text:p>
      <text:p text:style-name="P1">Я по<text:span text:style-name="T3">до</text:span>шёл посмотрел — действительно дверь выбита. </text:p>
      <text:p text:style-name="P1">Это <text:span text:style-name="T8">ж </text:span>надо! А что пропало-<text:span text:style-name="T8">то</text:span>?</text:p>
      <text:p text:style-name="P1">Молчит Илюша, только цыкает от расстройст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17:26.076608663</meta:creation-date>
    <dc:date>2017-03-02T17:17:33.623678030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88" meta:word-count="1145" meta:character-count="6750" meta:non-whitespace-character-count="5648"/>
    <meta:generator>LibreOffice/4.3.3.2$Linux_x86 LibreOffice_project/430m0$Build-2</meta:generator>
  </office:meta>
</office:document-meta>
</file>